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000000208C90E09641E965571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1.524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13cm" svg:height="2.63cm" svg:x="21.719cm" svg:y="17.94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6.858cm" svg:height="2.995cm" svg:x="0.762cm" svg:y="17.27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9.558cm" svg:height="1.524cm" svg:x="3.81cm" svg:y="3.302cm" presentation:class="title" presentation:user-transformed="true">
          <draw:text-box>
            <text:p text:style-name="P2"><text:span text:style-name="T1">Procesadores en FPGA: RISC-V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20.317cm" svg:height="12.947cm" svg:x="3.813cm" svg:y="5.334cm">
          <draw:image xlink:href="Pictures/100000000000033000000208C90E09641E9655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1-25T20:22:27.475938612</dc:date>
    <meta:editing-duration>P7DT21H38M36S</meta:editing-duration>
    <meta:editing-cycles>508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